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059BFE23.png" manifest:media-type="image/png"/>
  <manifest:file-entry manifest:full-path="Pictures/1000020100000780000004B0C647E6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94cm, 19.462cm, 23.789cm, 25.28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3cm, 15.829cm, 24.173cm, 25.266cm)" draw:image-opacity="100%" style:mirror="none"/>
    </style:style>
    <style:style style:name="gr3" style:family="graphic" style:parent-style-name="standard">
      <style:graphic-properties svg:stroke-color="#ff3333" draw:fill-color="#c5000b" draw:textarea-horizontal-align="justify" draw:textarea-vertical-align="middle" draw:auto-grow-height="false" fo:min-height="1.274cm" fo:min-width="5.8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68cm" svg:height="14.097cm" svg:x="1.254cm" svg:y="1.127cm">
          <draw:image xlink:href="Pictures/1000020100000780000004B0C647E66E.png" xlink:type="simple" xlink:show="embed" xlink:actuate="onLoad">
            <text:p/>
          </draw:image>
        </draw:frame>
        <draw:frame draw:style-name="gr2" draw:text-style-name="P1" draw:layer="layout" svg:width="14.493cm" svg:height="10.795cm" svg:x="19.669cm" svg:y="2.016cm">
          <draw:image xlink:href="Pictures/1000020100000780000004B0059BFE23.png" xlink:type="simple" xlink:show="embed" xlink:actuate="onLoad">
            <text:p/>
          </draw:image>
        </draw:frame>
        <draw:custom-shape draw:style-name="gr3" draw:text-style-name="P1" draw:layer="layout" svg:width="7.239cm" svg:height="3.048cm" svg:x="11.922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7T12:53:03.982657447</meta:creation-date>
    <dc:date>2018-06-07T12:57:51.134854777</dc:date>
    <dc:creator>Paul Raynaud</dc:creator>
    <meta:editing-duration>PT4M47S</meta:editing-duration>
    <meta:editing-cycles>1</meta:editing-cycles>
    <meta:document-statistic meta:object-count="3"/>
    <meta:generator>LibreOffice/4.3.3.2$Linux_X86_64 LibreOffice_project/430m0$Build-2</meta:generator>
  </office:meta>
</office:document-meta>
</file>